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BeanDefinitionParser.registerResourceHandler( ParserContext context , Element element , RuntimeBeanReference pathHelperRef , @ Nullable Object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sourcesBeanDefinitionParser.parse( Element element , Parse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sourcesBeanDefinitionParser.parseCacheControl( Element elem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sourcesBeanDefinitionParser.registerUrlProvider(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sBeanDefinitionParser.parseVersionResolver( ParserContext context , Element element , @ Nullable Object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sourcesBeanDefinitionParser.parseResourceChain( RootBeanDefinition resourceHandlerDef , ParserContext context , Element element , @ Nullable Object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sBeanDefinitionParser.parseResourceResolversTransformers( boolean isAutoRegistration , ManagedList &lt; Object &gt; resourceResolvers , ManagedList &lt; Object &gt; resourceTransformers , ParserContext context , Element element , @ Nullable Object 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sourcesBeanDefinitionParser.parseResourceCache( ManagedList &lt; Object &gt; resourceResolvers , ManagedList &lt; Object &gt; resourceTransformers , Element element , @ Nullable Object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